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/>
    </style:style>
    <style:style style:name="ce3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5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6" style:family="table-cell" style:parent-style-name="Default" style:data-style-name="N38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8" style:family="table-cell" style:parent-style-name="Default" style:data-style-name="N37">
      <style:table-cell-properties fo:border="thin solid #000000"/>
      <style:text-properties style:font-name="Arial1" style:font-name-asian="Arial1" style:font-name-complex="Arial1"/>
    </style:style>
    <style:style style:name="ce9" style:family="table-cell" style:parent-style-name="Default" style:data-style-name="N36">
      <style:table-cell-properties fo:border="thin solid #000000" fo:background-color="#BFBFBF"/>
      <style:text-properties style:font-name="Arial1" style:font-name-asian="Arial1" style:font-name-complex="Arial1"/>
    </style:style>
    <style:style style:name="ce10" style:family="table-cell" style:parent-style-name="Default" style:data-style-name="N37">
      <style:table-cell-properties fo:border="thin solid #000000" fo:background-color="#BFBFBF"/>
      <style:text-properties style:font-name="Arial1" style:font-name-asian="Arial1" style:font-name-complex="Arial1"/>
    </style:style>
    <style:style style:name="ce11" style:family="table-cell" style:parent-style-name="Default" style:data-style-name="N3">
      <style:table-cell-properties fo:border="thin solid #000000"/>
      <style:text-properties style:font-name="Arial1" style:font-name-asian="Arial1" style:font-name-complex="Arial1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eA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15362" table:default-cell-style-name="ce1"/>
        <table:table-row table:style-name="ro1">
          <table:table-cell office:value-type="string" table:number-columns-spanned="14" table:number-rows-spanned="1" table:style-name="ce12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3">
            <text:p>SERVIÇO: BANDA LARGA FIX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PERÍODO: OUT/2015 a DEZ/2015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3">
            <text:p>FONTE: Relatórios do IDA gerados pela Superintendência de Relações com Consumidores<text:s/><text:span text:style-name="T1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3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GRUPO ECONÔMICO</text:p>
          </table:table-cell>
          <table:table-cell office:value-type="string" table:style-name="ce5">
            <text:p>VARIÁVEL</text:p>
          </table:table-cell>
          <table:table-cell office:value-type="string" table:style-name="ce6">
            <text:p>2015-01</text:p>
          </table:table-cell>
          <table:table-cell office:value-type="string" table:style-name="ce6">
            <text:p>2015-02</text:p>
          </table:table-cell>
          <table:table-cell office:value-type="string" table:style-name="ce6">
            <text:p>2015-03</text:p>
          </table:table-cell>
          <table:table-cell office:value-type="string" table:style-name="ce6">
            <text:p>2015-04</text:p>
          </table:table-cell>
          <table:table-cell office:value-type="string" table:style-name="ce6">
            <text:p>2015-05</text:p>
          </table:table-cell>
          <table:table-cell office:value-type="string" table:style-name="ce6">
            <text:p>2015-06</text:p>
          </table:table-cell>
          <table:table-cell office:value-type="string" table:style-name="ce6">
            <text:p>2015-07</text:p>
          </table:table-cell>
          <table:table-cell office:value-type="string" table:style-name="ce6">
            <text:p>2015-08</text:p>
          </table:table-cell>
          <table:table-cell office:value-type="string" table:style-name="ce6">
            <text:p>2015-09</text:p>
          </table:table-cell>
          <table:table-cell office:value-type="string" table:style-name="ce6">
            <text:p>2015-10</text:p>
          </table:table-cell>
          <table:table-cell office:value-type="string" table:style-name="ce6">
            <text:p>2015-11</text:p>
          </table:table-cell>
          <table:table-cell office:value-type="string" table:style-name="ce6">
            <text:p>2015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Indicador de Desempenho no Atendimento (IDA)</text:p>
          </table:table-cell>
          <table:table-cell table:number-columns-repeated="9" table:style-name="ce8"/>
          <table:table-cell office:value-type="float" office:value="89.423011111784604" table:style-name="ce8">
            <text:p>89,423</text:p>
          </table:table-cell>
          <table:table-cell office:value-type="float" office:value="95.840790516994403" table:style-name="ce8">
            <text:p>95,841</text:p>
          </table:table-cell>
          <table:table-cell office:value-type="float" office:value="94.1650279953477" table:style-name="ce8">
            <text:p>94,165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Indicador de Desempenho no Atendimento (IDA)</text:p>
          </table:table-cell>
          <table:table-cell table:number-columns-repeated="9" table:style-name="ce8"/>
          <table:table-cell office:value-type="float" office:value="76.025908824167203" table:style-name="ce8">
            <text:p>76,026</text:p>
          </table:table-cell>
          <table:table-cell office:value-type="float" office:value="77.421258813026299" table:style-name="ce8">
            <text:p>77,421</text:p>
          </table:table-cell>
          <table:table-cell office:value-type="float" office:value="75.151621699757001" table:style-name="ce8">
            <text:p>75,152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Indicador de Desempenho no Atendimento (IDA)</text:p>
          </table:table-cell>
          <table:table-cell table:number-columns-repeated="9" table:style-name="ce8"/>
          <table:table-cell office:value-type="float" office:value="83.425814620344795" table:style-name="ce8">
            <text:p>83,426</text:p>
          </table:table-cell>
          <table:table-cell office:value-type="float" office:value="85.898941211609397" table:style-name="ce8">
            <text:p>85,899</text:p>
          </table:table-cell>
          <table:table-cell office:value-type="float" office:value="91.363165748963397" table:style-name="ce8">
            <text:p>91,363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Indicador de Desempenho no Atendimento (IDA)</text:p>
          </table:table-cell>
          <table:table-cell table:number-columns-repeated="9" table:style-name="ce8"/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.61061101654553296" table:style-name="ce8">
            <text:p>0,611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Indicador de Desempenho no Atendimento (IDA)</text:p>
          </table:table-cell>
          <table:table-cell table:number-columns-repeated="9" table:style-name="ce8"/>
          <table:table-cell office:value-type="float" office:value="83.217699660807895" table:style-name="ce8">
            <text:p>83,218</text:p>
          </table:table-cell>
          <table:table-cell office:value-type="float" office:value="67.3586914440573" table:style-name="ce8">
            <text:p>67,359</text:p>
          </table:table-cell>
          <table:table-cell office:value-type="float" office:value="93.650793650793602" table:style-name="ce8">
            <text:p>93,651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Indicador de Desempenho no Atendimento (IDA)</text:p>
          </table:table-cell>
          <table:table-cell table:number-columns-repeated="9" table:style-name="ce8"/>
          <table:table-cell office:value-type="float" office:value="13.5394671023312" table:style-name="ce8">
            <text:p>13,539</text:p>
          </table:table-cell>
          <table:table-cell office:value-type="float" office:value="29.847978376293199" table:style-name="ce8">
            <text:p>29,848</text:p>
          </table:table-cell>
          <table:table-cell office:value-type="float" office:value="24.221766084839" table:style-name="ce8">
            <text:p>24,222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Indicador de Desempenho no Atendimento (IDA)</text:p>
          </table:table-cell>
          <table:table-cell table:number-columns-repeated="9" table:style-name="ce8"/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office:value-type="float" office:value="0" table:style-name="ce8">
            <text:p>0,000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Indicador de Desempenho no Atendimento (IDA)</text:p>
          </table:table-cell>
          <table:table-cell table:number-columns-repeated="9" table:style-name="ce8"/>
          <table:table-cell office:value-type="float" office:value="68.205590017681004" table:style-name="ce8">
            <text:p>68,206</text:p>
          </table:table-cell>
          <table:table-cell office:value-type="float" office:value="63.284406268249903" table:style-name="ce8">
            <text:p>63,284</text:p>
          </table:table-cell>
          <table:table-cell office:value-type="float" office:value="77.708991803958696" table:style-name="ce8">
            <text:p>77,70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Indicador de Desempenho no Atendimento (IDA)</text:p>
          </table:table-cell>
          <table:table-cell table:number-columns-repeated="9" table:style-name="ce8"/>
          <table:table-cell office:value-type="float" office:value="30.658627056685599" table:style-name="ce8">
            <text:p>30,659</text:p>
          </table:table-cell>
          <table:table-cell office:value-type="float" office:value="32.190646587407102" table:style-name="ce8">
            <text:p>32,191</text:p>
          </table:table-cell>
          <table:table-cell office:value-type="float" office:value="37.971303797114302" table:style-name="ce8">
            <text:p>37,971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Índice de Reclamações</text:p>
          </table:table-cell>
          <table:table-cell table:number-columns-repeated="9" table:style-name="ce8"/>
          <table:table-cell office:value-type="float" office:value="0.60003122839106904" table:style-name="ce8">
            <text:p>0,600</text:p>
          </table:table-cell>
          <table:table-cell office:value-type="float" office:value="0.56636837932022499" table:style-name="ce8">
            <text:p>0,566</text:p>
          </table:table-cell>
          <table:table-cell office:value-type="float" office:value="0.63339888018609103" table:style-name="ce8">
            <text:p>0,63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Índice de Reclamações</text:p>
          </table:table-cell>
          <table:table-cell table:number-columns-repeated="9" table:style-name="ce8"/>
          <table:table-cell office:value-type="float" office:value="1.35896364703331" table:style-name="ce8">
            <text:p>1,359</text:p>
          </table:table-cell>
          <table:table-cell office:value-type="float" office:value="1.3031496474789499" table:style-name="ce8">
            <text:p>1,303</text:p>
          </table:table-cell>
          <table:table-cell office:value-type="float" office:value="1.39393513200972" table:style-name="ce8">
            <text:p>1,39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Índice de Reclamações</text:p>
          </table:table-cell>
          <table:table-cell table:number-columns-repeated="9" table:style-name="ce8"/>
          <table:table-cell office:value-type="float" office:value="0.84724672082303398" table:style-name="ce8">
            <text:p>0,847</text:p>
          </table:table-cell>
          <table:table-cell office:value-type="float" office:value="0.76329765346212397" table:style-name="ce8">
            <text:p>0,763</text:p>
          </table:table-cell>
          <table:table-cell office:value-type="float" office:value="0.74547337004146497" table:style-name="ce8">
            <text:p>0,74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Índice de Reclamações</text:p>
          </table:table-cell>
          <table:table-cell table:number-columns-repeated="9" table:style-name="ce8"/>
          <table:table-cell office:value-type="float" office:value="4.2449537444155796" table:style-name="ce8">
            <text:p>4,245</text:p>
          </table:table-cell>
          <table:table-cell office:value-type="float" office:value="3.9774024892599802" table:style-name="ce8">
            <text:p>3,977</text:p>
          </table:table-cell>
          <table:table-cell office:value-type="float" office:value="3.81022206627024" table:style-name="ce8">
            <text:p>3,81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Índice de Reclamações</text:p>
          </table:table-cell>
          <table:table-cell table:number-columns-repeated="9" table:style-name="ce8"/>
          <table:table-cell office:value-type="float" office:value="0.30095794272834397" table:style-name="ce8">
            <text:p>0,301</text:p>
          </table:table-cell>
          <table:table-cell office:value-type="float" office:value="0.26680726986284797" table:style-name="ce8">
            <text:p>0,267</text:p>
          </table:table-cell>
          <table:table-cell office:value-type="float" office:value="0.26511302020539901" table:style-name="ce8">
            <text:p>0,26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Índice de Reclamações</text:p>
          </table:table-cell>
          <table:table-cell table:number-columns-repeated="9" table:style-name="ce8"/>
          <table:table-cell office:value-type="float" office:value="3.62369280911942" table:style-name="ce8">
            <text:p>3,624</text:p>
          </table:table-cell>
          <table:table-cell office:value-type="float" office:value="2.9444914609747599" table:style-name="ce8">
            <text:p>2,944</text:p>
          </table:table-cell>
          <table:table-cell office:value-type="float" office:value="3.4311293566064398" table:style-name="ce8">
            <text:p>3,43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Índice de Reclamações</text:p>
          </table:table-cell>
          <table:table-cell table:number-columns-repeated="9" table:style-name="ce8"/>
          <table:table-cell office:value-type="float" office:value="5.8686403386381496" table:style-name="ce8">
            <text:p>5,869</text:p>
          </table:table-cell>
          <table:table-cell office:value-type="float" office:value="5.3742358637371197" table:style-name="ce8">
            <text:p>5,374</text:p>
          </table:table-cell>
          <table:table-cell office:value-type="float" office:value="5.6078914724381104" table:style-name="ce8">
            <text:p>5,608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Índice de Reclamações</text:p>
          </table:table-cell>
          <table:table-cell table:number-columns-repeated="9" table:style-name="ce8"/>
          <table:table-cell office:value-type="float" office:value="0.71738902636606205" table:style-name="ce8">
            <text:p>0,717</text:p>
          </table:table-cell>
          <table:table-cell office:value-type="float" office:value="0.43580721180230497" table:style-name="ce8">
            <text:p>0,436</text:p>
          </table:table-cell>
          <table:table-cell office:value-type="float" office:value="0.48972775953564202" table:style-name="ce8">
            <text:p>0,49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Índice de Reclamações</text:p>
          </table:table-cell>
          <table:table-cell table:number-columns-repeated="9" table:style-name="ce8"/>
          <table:table-cell office:value-type="float" office:value="2.6185483144206501" table:style-name="ce8">
            <text:p>2,619</text:p>
          </table:table-cell>
          <table:table-cell office:value-type="float" office:value="2.44425104493074" table:style-name="ce8">
            <text:p>2,444</text:p>
          </table:table-cell>
          <table:table-cell office:value-type="float" office:value="2.3020814047057199" table:style-name="ce8">
            <text:p>2,302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acessos em serviço</text:p>
          </table:table-cell>
          <table:table-cell table:number-columns-repeated="9" table:style-name="ce11"/>
          <table:table-cell office:value-type="float" office:value="448310" table:style-name="ce11">
            <text:p>448.310</text:p>
          </table:table-cell>
          <table:table-cell office:value-type="float" office:value="450237" table:style-name="ce11">
            <text:p>450.237</text:p>
          </table:table-cell>
          <table:table-cell office:value-type="float" office:value="453111" table:style-name="ce11">
            <text:p>453.11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acessos em serviço</text:p>
          </table:table-cell>
          <table:table-cell table:number-columns-repeated="9" table:style-name="ce11"/>
          <table:table-cell office:value-type="float" office:value="3264988" table:style-name="ce11">
            <text:p>3.264.988</text:p>
          </table:table-cell>
          <table:table-cell office:value-type="float" office:value="3250586" table:style-name="ce11">
            <text:p>3.250.586</text:p>
          </table:table-cell>
          <table:table-cell office:value-type="float" office:value="3199575" table:style-name="ce11">
            <text:p>3.199.57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acessos em serviço</text:p>
          </table:table-cell>
          <table:table-cell table:number-columns-repeated="9" table:style-name="ce11"/>
          <table:table-cell office:value-type="float" office:value="8068488" table:style-name="ce11">
            <text:p>8.068.488</text:p>
          </table:table-cell>
          <table:table-cell office:value-type="float" office:value="8092518" table:style-name="ce11">
            <text:p>8.092.518</text:p>
          </table:table-cell>
          <table:table-cell office:value-type="float" office:value="8110283" table:style-name="ce11">
            <text:p>8.110.28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acessos em serviço</text:p>
          </table:table-cell>
          <table:table-cell table:number-columns-repeated="9" table:style-name="ce11"/>
          <table:table-cell office:value-type="float" office:value="6397714" table:style-name="ce11">
            <text:p>6.397.714</text:p>
          </table:table-cell>
          <table:table-cell office:value-type="float" office:value="6384066" table:style-name="ce11">
            <text:p>6.384.066</text:p>
          </table:table-cell>
          <table:table-cell office:value-type="float" office:value="6372332" table:style-name="ce11">
            <text:p>6.372.33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Quantidade de acessos em serviço</text:p>
          </table:table-cell>
          <table:table-cell table:number-columns-repeated="9" table:style-name="ce11"/>
          <table:table-cell office:value-type="float" office:value="156168" table:style-name="ce11">
            <text:p>156.168</text:p>
          </table:table-cell>
          <table:table-cell office:value-type="float" office:value="157417" table:style-name="ce11">
            <text:p>157.417</text:p>
          </table:table-cell>
          <table:table-cell office:value-type="float" office:value="158423" table:style-name="ce11">
            <text:p>158.42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acessos em serviço</text:p>
          </table:table-cell>
          <table:table-cell table:number-columns-repeated="9" table:style-name="ce11"/>
          <table:table-cell office:value-type="float" office:value="244226" table:style-name="ce11">
            <text:p>244.226</text:p>
          </table:table-cell>
          <table:table-cell office:value-type="float" office:value="256411" table:style-name="ce11">
            <text:p>256.411</text:p>
          </table:table-cell>
          <table:table-cell office:value-type="float" office:value="264053" table:style-name="ce11">
            <text:p>264.05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Quantidade de acessos em serviço</text:p>
          </table:table-cell>
          <table:table-cell table:number-columns-repeated="9" table:style-name="ce11"/>
          <table:table-cell office:value-type="float" office:value="232933" table:style-name="ce11">
            <text:p>232.933</text:p>
          </table:table-cell>
          <table:table-cell office:value-type="float" office:value="242267" table:style-name="ce11">
            <text:p>242.267</text:p>
          </table:table-cell>
          <table:table-cell office:value-type="float" office:value="252323" table:style-name="ce11">
            <text:p>252.32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acessos em serviço</text:p>
          </table:table-cell>
          <table:table-cell table:number-columns-repeated="9" table:style-name="ce11"/>
          <table:table-cell office:value-type="float" office:value="124061" table:style-name="ce11">
            <text:p>124.061</text:p>
          </table:table-cell>
          <table:table-cell office:value-type="float" office:value="123908" table:style-name="ce11">
            <text:p>123.908</text:p>
          </table:table-cell>
          <table:table-cell office:value-type="float" office:value="124559" table:style-name="ce11">
            <text:p>124.55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acessos em serviço</text:p>
          </table:table-cell>
          <table:table-cell table:number-columns-repeated="9" table:style-name="ce11"/>
          <table:table-cell office:value-type="float" office:value="4105710" table:style-name="ce11">
            <text:p>4.105.710</text:p>
          </table:table-cell>
          <table:table-cell office:value-type="float" office:value="4098597" table:style-name="ce11">
            <text:p>4.098.597</text:p>
          </table:table-cell>
          <table:table-cell office:value-type="float" office:value="4196637" table:style-name="ce11">
            <text:p>4.196.637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reabertas</text:p>
          </table:table-cell>
          <table:table-cell table:number-columns-repeated="9" table:style-name="ce11"/>
          <table:table-cell office:value-type="float" office:value="15" table:style-name="ce11">
            <text:p>15</text:p>
          </table:table-cell>
          <table:table-cell office:value-type="float" office:value="13" table:style-name="ce11">
            <text:p>13</text:p>
          </table:table-cell>
          <table:table-cell office:value-type="float" office:value="20" table:style-name="ce11">
            <text:p>2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reabertas</text:p>
          </table:table-cell>
          <table:table-cell table:number-columns-repeated="9" table:style-name="ce11"/>
          <table:table-cell office:value-type="float" office:value="211" table:style-name="ce11">
            <text:p>211</text:p>
          </table:table-cell>
          <table:table-cell office:value-type="float" office:value="183" table:style-name="ce11">
            <text:p>183</text:p>
          </table:table-cell>
          <table:table-cell office:value-type="float" office:value="264" table:style-name="ce11">
            <text:p>26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reabertas</text:p>
          </table:table-cell>
          <table:table-cell table:number-columns-repeated="9" table:style-name="ce11"/>
          <table:table-cell office:value-type="float" office:value="506" table:style-name="ce11">
            <text:p>506</text:p>
          </table:table-cell>
          <table:table-cell office:value-type="float" office:value="442" table:style-name="ce11">
            <text:p>442</text:p>
          </table:table-cell>
          <table:table-cell office:value-type="float" office:value="442" table:style-name="ce11">
            <text:p>44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reabertas</text:p>
          </table:table-cell>
          <table:table-cell table:number-columns-repeated="9" table:style-name="ce11"/>
          <table:table-cell office:value-type="float" office:value="2766" table:style-name="ce11">
            <text:p>2.766</text:p>
          </table:table-cell>
          <table:table-cell office:value-type="float" office:value="2514" table:style-name="ce11">
            <text:p>2.514</text:p>
          </table:table-cell>
          <table:table-cell office:value-type="float" office:value="2251" table:style-name="ce11">
            <text:p>2.25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Quantidade de reabertas</text:p>
          </table:table-cell>
          <table:table-cell table:number-columns-repeated="9" table:style-name="ce11"/>
          <table:table-cell office:value-type="float" office:value="4" table:style-name="ce11">
            <text:p>4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1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reabertas</text:p>
          </table:table-cell>
          <table:table-cell table:number-columns-repeated="9" table:style-name="ce11"/>
          <table:table-cell office:value-type="float" office:value="83" table:style-name="ce11">
            <text:p>83</text:p>
          </table:table-cell>
          <table:table-cell office:value-type="float" office:value="79" table:style-name="ce11">
            <text:p>79</text:p>
          </table:table-cell>
          <table:table-cell office:value-type="float" office:value="67" table:style-name="ce11">
            <text:p>6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Quantidade de reabertas</text:p>
          </table:table-cell>
          <table:table-cell table:number-columns-repeated="9" table:style-name="ce11"/>
          <table:table-cell office:value-type="float" office:value="192" table:style-name="ce11">
            <text:p>192</text:p>
          </table:table-cell>
          <table:table-cell office:value-type="float" office:value="231" table:style-name="ce11">
            <text:p>231</text:p>
          </table:table-cell>
          <table:table-cell office:value-type="float" office:value="282" table:style-name="ce11">
            <text:p>28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reabertas</text:p>
          </table:table-cell>
          <table:table-cell table:number-columns-repeated="9" table:style-name="ce11"/>
          <table:table-cell office:value-type="float" office:value="22" table:style-name="ce11">
            <text:p>22</text:p>
          </table:table-cell>
          <table:table-cell office:value-type="float" office:value="17" table:style-name="ce11">
            <text:p>17</text:p>
          </table:table-cell>
          <table:table-cell office:value-type="float" office:value="14" table:style-name="ce11">
            <text:p>1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reabertas</text:p>
          </table:table-cell>
          <table:table-cell table:number-columns-repeated="9" table:style-name="ce11"/>
          <table:table-cell office:value-type="float" office:value="1013" table:style-name="ce11">
            <text:p>1.013</text:p>
          </table:table-cell>
          <table:table-cell office:value-type="float" office:value="980" table:style-name="ce11">
            <text:p>980</text:p>
          </table:table-cell>
          <table:table-cell office:value-type="float" office:value="894" table:style-name="ce11">
            <text:p>894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reclamações</text:p>
          </table:table-cell>
          <table:table-cell table:number-columns-repeated="9" table:style-name="ce11"/>
          <table:table-cell office:value-type="float" office:value="269" table:style-name="ce11">
            <text:p>269</text:p>
          </table:table-cell>
          <table:table-cell office:value-type="float" office:value="255" table:style-name="ce11">
            <text:p>255</text:p>
          </table:table-cell>
          <table:table-cell office:value-type="float" office:value="287" table:style-name="ce11">
            <text:p>28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reclamações</text:p>
          </table:table-cell>
          <table:table-cell table:number-columns-repeated="9" table:style-name="ce11"/>
          <table:table-cell office:value-type="float" office:value="4437" table:style-name="ce11">
            <text:p>4.437</text:p>
          </table:table-cell>
          <table:table-cell office:value-type="float" office:value="4236" table:style-name="ce11">
            <text:p>4.236</text:p>
          </table:table-cell>
          <table:table-cell office:value-type="float" office:value="4460" table:style-name="ce11">
            <text:p>4.46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reclamações</text:p>
          </table:table-cell>
          <table:table-cell table:number-columns-repeated="9" table:style-name="ce11"/>
          <table:table-cell office:value-type="float" office:value="6836" table:style-name="ce11">
            <text:p>6.836</text:p>
          </table:table-cell>
          <table:table-cell office:value-type="float" office:value="6177" table:style-name="ce11">
            <text:p>6.177</text:p>
          </table:table-cell>
          <table:table-cell office:value-type="float" office:value="6046" table:style-name="ce11">
            <text:p>6.04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reclamações</text:p>
          </table:table-cell>
          <table:table-cell table:number-columns-repeated="9" table:style-name="ce11"/>
          <table:table-cell office:value-type="float" office:value="27158" table:style-name="ce11">
            <text:p>27.158</text:p>
          </table:table-cell>
          <table:table-cell office:value-type="float" office:value="25392" table:style-name="ce11">
            <text:p>25.392</text:p>
          </table:table-cell>
          <table:table-cell office:value-type="float" office:value="24280" table:style-name="ce11">
            <text:p>24.28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Quantidade de reclamações</text:p>
          </table:table-cell>
          <table:table-cell table:number-columns-repeated="9" table:style-name="ce11"/>
          <table:table-cell office:value-type="float" office:value="47" table:style-name="ce11">
            <text:p>47</text:p>
          </table:table-cell>
          <table:table-cell office:value-type="float" office:value="42" table:style-name="ce11">
            <text:p>42</text:p>
          </table:table-cell>
          <table:table-cell office:value-type="float" office:value="42" table:style-name="ce11">
            <text:p>4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reclamações</text:p>
          </table:table-cell>
          <table:table-cell table:number-columns-repeated="9" table:style-name="ce11"/>
          <table:table-cell office:value-type="float" office:value="885" table:style-name="ce11">
            <text:p>885</text:p>
          </table:table-cell>
          <table:table-cell office:value-type="float" office:value="755" table:style-name="ce11">
            <text:p>755</text:p>
          </table:table-cell>
          <table:table-cell office:value-type="float" office:value="906" table:style-name="ce11">
            <text:p>90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Quantidade de reclamações</text:p>
          </table:table-cell>
          <table:table-cell table:number-columns-repeated="9" table:style-name="ce11"/>
          <table:table-cell office:value-type="float" office:value="1367" table:style-name="ce11">
            <text:p>1.367</text:p>
          </table:table-cell>
          <table:table-cell office:value-type="float" office:value="1302" table:style-name="ce11">
            <text:p>1.302</text:p>
          </table:table-cell>
          <table:table-cell office:value-type="float" office:value="1415" table:style-name="ce11">
            <text:p>1.41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reclamações</text:p>
          </table:table-cell>
          <table:table-cell table:number-columns-repeated="9" table:style-name="ce11"/>
          <table:table-cell office:value-type="float" office:value="89" table:style-name="ce11">
            <text:p>89</text:p>
          </table:table-cell>
          <table:table-cell office:value-type="float" office:value="54" table:style-name="ce11">
            <text:p>54</text:p>
          </table:table-cell>
          <table:table-cell office:value-type="float" office:value="61" table:style-name="ce11">
            <text:p>6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reclamações</text:p>
          </table:table-cell>
          <table:table-cell table:number-columns-repeated="9" table:style-name="ce11"/>
          <table:table-cell office:value-type="float" office:value="10751" table:style-name="ce11">
            <text:p>10.751</text:p>
          </table:table-cell>
          <table:table-cell office:value-type="float" office:value="10018" table:style-name="ce11">
            <text:p>10.018</text:p>
          </table:table-cell>
          <table:table-cell office:value-type="float" office:value="9661" table:style-name="ce11">
            <text:p>9.661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Reclamações no Período</text:p>
          </table:table-cell>
          <table:table-cell table:number-columns-repeated="9" table:style-name="ce11"/>
          <table:table-cell office:value-type="float" office:value="734" table:style-name="ce11">
            <text:p>734</text:p>
          </table:table-cell>
          <table:table-cell office:value-type="float" office:value="759" table:style-name="ce11">
            <text:p>759</text:p>
          </table:table-cell>
          <table:table-cell office:value-type="float" office:value="794" table:style-name="ce11">
            <text:p>79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Reclamações no Período</text:p>
          </table:table-cell>
          <table:table-cell table:number-columns-repeated="9" table:style-name="ce11"/>
          <table:table-cell office:value-type="float" office:value="12004" table:style-name="ce11">
            <text:p>12.004</text:p>
          </table:table-cell>
          <table:table-cell office:value-type="float" office:value="12281" table:style-name="ce11">
            <text:p>12.281</text:p>
          </table:table-cell>
          <table:table-cell office:value-type="float" office:value="12712" table:style-name="ce11">
            <text:p>12.71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Reclamações no Período</text:p>
          </table:table-cell>
          <table:table-cell table:number-columns-repeated="9" table:style-name="ce11"/>
          <table:table-cell office:value-type="float" office:value="20861" table:style-name="ce11">
            <text:p>20.861</text:p>
          </table:table-cell>
          <table:table-cell office:value-type="float" office:value="20310" table:style-name="ce11">
            <text:p>20.310</text:p>
          </table:table-cell>
          <table:table-cell office:value-type="float" office:value="19762" table:style-name="ce11">
            <text:p>19.76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Reclamações no Período</text:p>
          </table:table-cell>
          <table:table-cell table:number-columns-repeated="9" table:style-name="ce11"/>
          <table:table-cell office:value-type="float" office:value="97362" table:style-name="ce11">
            <text:p>97.362</text:p>
          </table:table-cell>
          <table:table-cell office:value-type="float" office:value="89454" table:style-name="ce11">
            <text:p>89.454</text:p>
          </table:table-cell>
          <table:table-cell office:value-type="float" office:value="83026" table:style-name="ce11">
            <text:p>83.02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Quantidade de Reclamações no Período</text:p>
          </table:table-cell>
          <table:table-cell table:number-columns-repeated="9" table:style-name="ce11"/>
          <table:table-cell office:value-type="float" office:value="146" table:style-name="ce11">
            <text:p>146</text:p>
          </table:table-cell>
          <table:table-cell office:value-type="float" office:value="133" table:style-name="ce11">
            <text:p>133</text:p>
          </table:table-cell>
          <table:table-cell office:value-type="float" office:value="127" table:style-name="ce11">
            <text:p>12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Reclamações no Período</text:p>
          </table:table-cell>
          <table:table-cell table:number-columns-repeated="9" table:style-name="ce11"/>
          <table:table-cell office:value-type="float" office:value="2740" table:style-name="ce11">
            <text:p>2.740</text:p>
          </table:table-cell>
          <table:table-cell office:value-type="float" office:value="2569" table:style-name="ce11">
            <text:p>2.569</text:p>
          </table:table-cell>
          <table:table-cell office:value-type="float" office:value="2529" table:style-name="ce11">
            <text:p>2.52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Quantidade de Reclamações no Período</text:p>
          </table:table-cell>
          <table:table-cell table:number-columns-repeated="9" table:style-name="ce11"/>
          <table:table-cell office:value-type="float" office:value="2656" table:style-name="ce11">
            <text:p>2.656</text:p>
          </table:table-cell>
          <table:table-cell office:value-type="float" office:value="3097" table:style-name="ce11">
            <text:p>3.097</text:p>
          </table:table-cell>
          <table:table-cell office:value-type="float" office:value="3544" table:style-name="ce11">
            <text:p>3.54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Reclamações no Período</text:p>
          </table:table-cell>
          <table:table-cell table:number-columns-repeated="9" table:style-name="ce11"/>
          <table:table-cell office:value-type="float" office:value="270" table:style-name="ce11">
            <text:p>270</text:p>
          </table:table-cell>
          <table:table-cell office:value-type="float" office:value="270" table:style-name="ce11">
            <text:p>270</text:p>
          </table:table-cell>
          <table:table-cell office:value-type="float" office:value="250" table:style-name="ce11">
            <text:p>25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Reclamações no Período</text:p>
          </table:table-cell>
          <table:table-cell table:number-columns-repeated="9" table:style-name="ce11"/>
          <table:table-cell office:value-type="float" office:value="34136" table:style-name="ce11">
            <text:p>34.136</text:p>
          </table:table-cell>
          <table:table-cell office:value-type="float" office:value="32660" table:style-name="ce11">
            <text:p>32.660</text:p>
          </table:table-cell>
          <table:table-cell office:value-type="float" office:value="31959" table:style-name="ce11">
            <text:p>31.959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resolvidas</text:p>
          </table:table-cell>
          <table:table-cell table:number-columns-repeated="9" table:style-name="ce11"/>
          <table:table-cell office:value-type="float" office:value="269" table:style-name="ce11">
            <text:p>269</text:p>
          </table:table-cell>
          <table:table-cell office:value-type="float" office:value="255" table:style-name="ce11">
            <text:p>255</text:p>
          </table:table-cell>
          <table:table-cell office:value-type="float" office:value="287" table:style-name="ce11">
            <text:p>28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resolvidas</text:p>
          </table:table-cell>
          <table:table-cell table:number-columns-repeated="9" table:style-name="ce11"/>
          <table:table-cell office:value-type="float" office:value="4407" table:style-name="ce11">
            <text:p>4.407</text:p>
          </table:table-cell>
          <table:table-cell office:value-type="float" office:value="4212" table:style-name="ce11">
            <text:p>4.212</text:p>
          </table:table-cell>
          <table:table-cell office:value-type="float" office:value="4444" table:style-name="ce11">
            <text:p>4.44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resolvidas</text:p>
          </table:table-cell>
          <table:table-cell table:number-columns-repeated="9" table:style-name="ce11"/>
          <table:table-cell office:value-type="float" office:value="6783" table:style-name="ce11">
            <text:p>6.783</text:p>
          </table:table-cell>
          <table:table-cell office:value-type="float" office:value="6152" table:style-name="ce11">
            <text:p>6.152</text:p>
          </table:table-cell>
          <table:table-cell office:value-type="float" office:value="6031" table:style-name="ce11">
            <text:p>6.03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resolvidas</text:p>
          </table:table-cell>
          <table:table-cell table:number-columns-repeated="9" table:style-name="ce11"/>
          <table:table-cell office:value-type="float" office:value="26058" table:style-name="ce11">
            <text:p>26.058</text:p>
          </table:table-cell>
          <table:table-cell office:value-type="float" office:value="23917" table:style-name="ce11">
            <text:p>23.917</text:p>
          </table:table-cell>
          <table:table-cell office:value-type="float" office:value="23132" table:style-name="ce11">
            <text:p>23.13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Quantidade de resolvidas</text:p>
          </table:table-cell>
          <table:table-cell table:number-columns-repeated="9" table:style-name="ce11"/>
          <table:table-cell office:value-type="float" office:value="46" table:style-name="ce11">
            <text:p>46</text:p>
          </table:table-cell>
          <table:table-cell office:value-type="float" office:value="41" table:style-name="ce11">
            <text:p>41</text:p>
          </table:table-cell>
          <table:table-cell office:value-type="float" office:value="42" table:style-name="ce11">
            <text:p>4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resolvidas</text:p>
          </table:table-cell>
          <table:table-cell table:number-columns-repeated="9" table:style-name="ce11"/>
          <table:table-cell office:value-type="float" office:value="884" table:style-name="ce11">
            <text:p>884</text:p>
          </table:table-cell>
          <table:table-cell office:value-type="float" office:value="755" table:style-name="ce11">
            <text:p>755</text:p>
          </table:table-cell>
          <table:table-cell office:value-type="float" office:value="900" table:style-name="ce11">
            <text:p>9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Quantidade de resolvidas</text:p>
          </table:table-cell>
          <table:table-cell table:number-columns-repeated="9" table:style-name="ce11"/>
          <table:table-cell office:value-type="float" office:value="1289" table:style-name="ce11">
            <text:p>1.289</text:p>
          </table:table-cell>
          <table:table-cell office:value-type="float" office:value="1137" table:style-name="ce11">
            <text:p>1.137</text:p>
          </table:table-cell>
          <table:table-cell office:value-type="float" office:value="1376" table:style-name="ce11">
            <text:p>1.37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resolvidas</text:p>
          </table:table-cell>
          <table:table-cell table:number-columns-repeated="9" table:style-name="ce11"/>
          <table:table-cell office:value-type="float" office:value="84" table:style-name="ce11">
            <text:p>84</text:p>
          </table:table-cell>
          <table:table-cell office:value-type="float" office:value="43" table:style-name="ce11">
            <text:p>43</text:p>
          </table:table-cell>
          <table:table-cell office:value-type="float" office:value="60" table:style-name="ce11">
            <text:p>6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resolvidas</text:p>
          </table:table-cell>
          <table:table-cell table:number-columns-repeated="9" table:style-name="ce11"/>
          <table:table-cell office:value-type="float" office:value="10697" table:style-name="ce11">
            <text:p>10.697</text:p>
          </table:table-cell>
          <table:table-cell office:value-type="float" office:value="9956" table:style-name="ce11">
            <text:p>9.956</text:p>
          </table:table-cell>
          <table:table-cell office:value-type="float" office:value="9658" table:style-name="ce11">
            <text:p>9.658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Sol. Resolvidas em até 5 dias</text:p>
          </table:table-cell>
          <table:table-cell table:number-columns-repeated="9" table:style-name="ce11"/>
          <table:table-cell office:value-type="float" office:value="224" table:style-name="ce11">
            <text:p>224</text:p>
          </table:table-cell>
          <table:table-cell office:value-type="float" office:value="231" table:style-name="ce11">
            <text:p>231</text:p>
          </table:table-cell>
          <table:table-cell office:value-type="float" office:value="255" table:style-name="ce11">
            <text:p>25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Sol. Resolvidas em até 5 dias</text:p>
          </table:table-cell>
          <table:table-cell table:number-columns-repeated="9" table:style-name="ce11"/>
          <table:table-cell office:value-type="float" office:value="3812" table:style-name="ce11">
            <text:p>3.812</text:p>
          </table:table-cell>
          <table:table-cell office:value-type="float" office:value="3663" table:style-name="ce11">
            <text:p>3.663</text:p>
          </table:table-cell>
          <table:table-cell office:value-type="float" office:value="3856" table:style-name="ce11">
            <text:p>3.85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Sol. Resolvidas em até 5 dias</text:p>
          </table:table-cell>
          <table:table-cell table:number-columns-repeated="9" table:style-name="ce11"/>
          <table:table-cell office:value-type="float" office:value="5730" table:style-name="ce11">
            <text:p>5.730</text:p>
          </table:table-cell>
          <table:table-cell office:value-type="float" office:value="5247" table:style-name="ce11">
            <text:p>5.247</text:p>
          </table:table-cell>
          <table:table-cell office:value-type="float" office:value="5157" table:style-name="ce11">
            <text:p>5.15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Sol. Resolvidas em até 5 dias</text:p>
          </table:table-cell>
          <table:table-cell table:number-columns-repeated="9" table:style-name="ce11"/>
          <table:table-cell office:value-type="float" office:value="20348" table:style-name="ce11">
            <text:p>20.348</text:p>
          </table:table-cell>
          <table:table-cell office:value-type="float" office:value="19010" table:style-name="ce11">
            <text:p>19.010</text:p>
          </table:table-cell>
          <table:table-cell office:value-type="float" office:value="18415" table:style-name="ce11">
            <text:p>18.41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Quantidade de Sol. Resolvidas em até 5 dias</text:p>
          </table:table-cell>
          <table:table-cell table:number-columns-repeated="9" table:style-name="ce11"/>
          <table:table-cell office:value-type="float" office:value="31" table:style-name="ce11">
            <text:p>31</text:p>
          </table:table-cell>
          <table:table-cell office:value-type="float" office:value="22" table:style-name="ce11">
            <text:p>22</text:p>
          </table:table-cell>
          <table:table-cell office:value-type="float" office:value="34" table:style-name="ce11">
            <text:p>3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Sol. Resolvidas em até 5 dias</text:p>
          </table:table-cell>
          <table:table-cell table:number-columns-repeated="9" table:style-name="ce11"/>
          <table:table-cell office:value-type="float" office:value="767" table:style-name="ce11">
            <text:p>767</text:p>
          </table:table-cell>
          <table:table-cell office:value-type="float" office:value="648" table:style-name="ce11">
            <text:p>648</text:p>
          </table:table-cell>
          <table:table-cell office:value-type="float" office:value="773" table:style-name="ce11">
            <text:p>77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Quantidade de Sol. Resolvidas em até 5 dias</text:p>
          </table:table-cell>
          <table:table-cell table:number-columns-repeated="9" table:style-name="ce11"/>
          <table:table-cell office:value-type="float" office:value="1131" table:style-name="ce11">
            <text:p>1.131</text:p>
          </table:table-cell>
          <table:table-cell office:value-type="float" office:value="974" table:style-name="ce11">
            <text:p>974</text:p>
          </table:table-cell>
          <table:table-cell office:value-type="float" office:value="1124" table:style-name="ce11">
            <text:p>1.12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Sol. Resolvidas em até 5 dias</text:p>
          </table:table-cell>
          <table:table-cell table:number-columns-repeated="9" table:style-name="ce11"/>
          <table:table-cell office:value-type="float" office:value="69" table:style-name="ce11">
            <text:p>69</text:p>
          </table:table-cell>
          <table:table-cell office:value-type="float" office:value="36" table:style-name="ce11">
            <text:p>36</text:p>
          </table:table-cell>
          <table:table-cell office:value-type="float" office:value="51" table:style-name="ce11">
            <text:p>5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Sol. Resolvidas em até 5 dias</text:p>
          </table:table-cell>
          <table:table-cell table:number-columns-repeated="9" table:style-name="ce11"/>
          <table:table-cell office:value-type="float" office:value="8184" table:style-name="ce11">
            <text:p>8.184</text:p>
          </table:table-cell>
          <table:table-cell office:value-type="float" office:value="6847" table:style-name="ce11">
            <text:p>6.847</text:p>
          </table:table-cell>
          <table:table-cell office:value-type="float" office:value="7142" table:style-name="ce11">
            <text:p>7.142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Quantidade de Sol. Resolvidas no Período</text:p>
          </table:table-cell>
          <table:table-cell table:number-columns-repeated="9" table:style-name="ce11"/>
          <table:table-cell office:value-type="float" office:value="734" table:style-name="ce11">
            <text:p>734</text:p>
          </table:table-cell>
          <table:table-cell office:value-type="float" office:value="759" table:style-name="ce11">
            <text:p>759</text:p>
          </table:table-cell>
          <table:table-cell office:value-type="float" office:value="794" table:style-name="ce11">
            <text:p>79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Quantidade de Sol. Resolvidas no Período</text:p>
          </table:table-cell>
          <table:table-cell table:number-columns-repeated="9" table:style-name="ce11"/>
          <table:table-cell office:value-type="float" office:value="11911" table:style-name="ce11">
            <text:p>11.911</text:p>
          </table:table-cell>
          <table:table-cell office:value-type="float" office:value="12242" table:style-name="ce11">
            <text:p>12.242</text:p>
          </table:table-cell>
          <table:table-cell office:value-type="float" office:value="12706" table:style-name="ce11">
            <text:p>12.70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Quantidade de Sol. Resolvidas no Período</text:p>
          </table:table-cell>
          <table:table-cell table:number-columns-repeated="9" table:style-name="ce11"/>
          <table:table-cell office:value-type="float" office:value="20715" table:style-name="ce11">
            <text:p>20.715</text:p>
          </table:table-cell>
          <table:table-cell office:value-type="float" office:value="20293" table:style-name="ce11">
            <text:p>20.293</text:p>
          </table:table-cell>
          <table:table-cell office:value-type="float" office:value="19679" table:style-name="ce11">
            <text:p>19.67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Quantidade de Sol. Resolvidas no Período</text:p>
          </table:table-cell>
          <table:table-cell table:number-columns-repeated="9" table:style-name="ce11"/>
          <table:table-cell office:value-type="float" office:value="97063" table:style-name="ce11">
            <text:p>97.063</text:p>
          </table:table-cell>
          <table:table-cell office:value-type="float" office:value="89052" table:style-name="ce11">
            <text:p>89.052</text:p>
          </table:table-cell>
          <table:table-cell office:value-type="float" office:value="82752" table:style-name="ce11">
            <text:p>82.75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Quantidade de Sol. Resolvidas no Período</text:p>
          </table:table-cell>
          <table:table-cell table:number-columns-repeated="9" table:style-name="ce11"/>
          <table:table-cell office:value-type="float" office:value="146" table:style-name="ce11">
            <text:p>146</text:p>
          </table:table-cell>
          <table:table-cell office:value-type="float" office:value="133" table:style-name="ce11">
            <text:p>133</text:p>
          </table:table-cell>
          <table:table-cell office:value-type="float" office:value="127" table:style-name="ce11">
            <text:p>12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Quantidade de Sol. Resolvidas no Período</text:p>
          </table:table-cell>
          <table:table-cell table:number-columns-repeated="9" table:style-name="ce11"/>
          <table:table-cell office:value-type="float" office:value="2739" table:style-name="ce11">
            <text:p>2.739</text:p>
          </table:table-cell>
          <table:table-cell office:value-type="float" office:value="2569" table:style-name="ce11">
            <text:p>2.569</text:p>
          </table:table-cell>
          <table:table-cell office:value-type="float" office:value="2529" table:style-name="ce11">
            <text:p>2.52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Quantidade de Sol. Resolvidas no Período</text:p>
          </table:table-cell>
          <table:table-cell table:number-columns-repeated="9" table:style-name="ce11"/>
          <table:table-cell office:value-type="float" office:value="2633" table:style-name="ce11">
            <text:p>2.633</text:p>
          </table:table-cell>
          <table:table-cell office:value-type="float" office:value="3035" table:style-name="ce11">
            <text:p>3.035</text:p>
          </table:table-cell>
          <table:table-cell office:value-type="float" office:value="3521" table:style-name="ce11">
            <text:p>3.52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Quantidade de Sol. Resolvidas no Período</text:p>
          </table:table-cell>
          <table:table-cell table:number-columns-repeated="9" table:style-name="ce11"/>
          <table:table-cell office:value-type="float" office:value="270" table:style-name="ce11">
            <text:p>270</text:p>
          </table:table-cell>
          <table:table-cell office:value-type="float" office:value="270" table:style-name="ce11">
            <text:p>270</text:p>
          </table:table-cell>
          <table:table-cell office:value-type="float" office:value="250" table:style-name="ce11">
            <text:p>25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Quantidade de Sol. Resolvidas no Período</text:p>
          </table:table-cell>
          <table:table-cell table:number-columns-repeated="9" table:style-name="ce11"/>
          <table:table-cell office:value-type="float" office:value="33907" table:style-name="ce11">
            <text:p>33.907</text:p>
          </table:table-cell>
          <table:table-cell office:value-type="float" office:value="32401" table:style-name="ce11">
            <text:p>32.401</text:p>
          </table:table-cell>
          <table:table-cell office:value-type="float" office:value="31872" table:style-name="ce11">
            <text:p>31.872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Taxa de Reabertas</text:p>
          </table:table-cell>
          <table:table-cell table:number-columns-repeated="9" table:style-name="ce8"/>
          <table:table-cell office:value-type="float" office:value="5.5762081784386597" table:style-name="ce8">
            <text:p>5,576</text:p>
          </table:table-cell>
          <table:table-cell office:value-type="float" office:value="5.0980392156862697" table:style-name="ce8">
            <text:p>5,098</text:p>
          </table:table-cell>
          <table:table-cell office:value-type="float" office:value="6.9686411149825798" table:style-name="ce8">
            <text:p>6,96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abertas</text:p>
          </table:table-cell>
          <table:table-cell table:number-columns-repeated="9" table:style-name="ce8"/>
          <table:table-cell office:value-type="float" office:value="4.7878375312003598" table:style-name="ce8">
            <text:p>4,788</text:p>
          </table:table-cell>
          <table:table-cell office:value-type="float" office:value="4.3447293447293402" table:style-name="ce8">
            <text:p>4,345</text:p>
          </table:table-cell>
          <table:table-cell office:value-type="float" office:value="5.9405940594059397" table:style-name="ce8">
            <text:p>5,94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abertas</text:p>
          </table:table-cell>
          <table:table-cell table:number-columns-repeated="9" table:style-name="ce8"/>
          <table:table-cell office:value-type="float" office:value="7.4598260356774304" table:style-name="ce8">
            <text:p>7,460</text:p>
          </table:table-cell>
          <table:table-cell office:value-type="float" office:value="7.1846553966189903" table:style-name="ce8">
            <text:p>7,185</text:p>
          </table:table-cell>
          <table:table-cell office:value-type="float" office:value="7.32880119383187" table:style-name="ce8">
            <text:p>7,329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Taxa de Reabertas</text:p>
          </table:table-cell>
          <table:table-cell table:number-columns-repeated="9" table:style-name="ce8"/>
          <table:table-cell office:value-type="float" office:value="10.614782408473401" table:style-name="ce8">
            <text:p>10,615</text:p>
          </table:table-cell>
          <table:table-cell office:value-type="float" office:value="10.511351758163601" table:style-name="ce8">
            <text:p>10,511</text:p>
          </table:table-cell>
          <table:table-cell office:value-type="float" office:value="9.7311084212346497" table:style-name="ce8">
            <text:p>9,73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Taxa de Reabertas</text:p>
          </table:table-cell>
          <table:table-cell table:number-columns-repeated="9" table:style-name="ce8"/>
          <table:table-cell office:value-type="float" office:value="8.6956521739130395" table:style-name="ce8">
            <text:p>8,696</text:p>
          </table:table-cell>
          <table:table-cell office:value-type="float" office:value="26.829268292682901" table:style-name="ce8">
            <text:p>26,829</text:p>
          </table:table-cell>
          <table:table-cell office:value-type="float" office:value="2.38095238095238" table:style-name="ce8">
            <text:p>2,38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abertas</text:p>
          </table:table-cell>
          <table:table-cell table:number-columns-repeated="9" table:style-name="ce8"/>
          <table:table-cell office:value-type="float" office:value="9.3891402714932095" table:style-name="ce8">
            <text:p>9,389</text:p>
          </table:table-cell>
          <table:table-cell office:value-type="float" office:value="10.4635761589404" table:style-name="ce8">
            <text:p>10,464</text:p>
          </table:table-cell>
          <table:table-cell office:value-type="float" office:value="7.4444444444444402" table:style-name="ce8">
            <text:p>7,44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Taxa de Reabertas</text:p>
          </table:table-cell>
          <table:table-cell table:number-columns-repeated="9" table:style-name="ce8"/>
          <table:table-cell office:value-type="float" office:value="14.8952676493406" table:style-name="ce8">
            <text:p>14,895</text:p>
          </table:table-cell>
          <table:table-cell office:value-type="float" office:value="20.316622691292899" table:style-name="ce8">
            <text:p>20,317</text:p>
          </table:table-cell>
          <table:table-cell office:value-type="float" office:value="20.494186046511601" table:style-name="ce8">
            <text:p>20,49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Taxa de Reabertas</text:p>
          </table:table-cell>
          <table:table-cell table:number-columns-repeated="9" table:style-name="ce8"/>
          <table:table-cell office:value-type="float" office:value="26.1904761904762" table:style-name="ce8">
            <text:p>26,190</text:p>
          </table:table-cell>
          <table:table-cell office:value-type="float" office:value="39.534883720930203" table:style-name="ce8">
            <text:p>39,535</text:p>
          </table:table-cell>
          <table:table-cell office:value-type="float" office:value="23.3333333333333" table:style-name="ce8">
            <text:p>23,33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Taxa de Reabertas</text:p>
          </table:table-cell>
          <table:table-cell table:number-columns-repeated="9" table:style-name="ce8"/>
          <table:table-cell office:value-type="float" office:value="9.4699448443488805" table:style-name="ce8">
            <text:p>9,470</text:p>
          </table:table-cell>
          <table:table-cell office:value-type="float" office:value="9.8433105664925709" table:style-name="ce8">
            <text:p>9,843</text:p>
          </table:table-cell>
          <table:table-cell office:value-type="float" office:value="9.2565748602195104" table:style-name="ce8">
            <text:p>9,257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Taxa de Resolvidas em 5 dias Úteis</text:p>
          </table:table-cell>
          <table:table-cell table:number-columns-repeated="9" table:style-name="ce8"/>
          <table:table-cell office:value-type="float" office:value="83.271375464683999" table:style-name="ce8">
            <text:p>83,271</text:p>
          </table:table-cell>
          <table:table-cell office:value-type="float" office:value="90.588235294117695" table:style-name="ce8">
            <text:p>90,588</text:p>
          </table:table-cell>
          <table:table-cell office:value-type="float" office:value="88.850174216027895" table:style-name="ce8">
            <text:p>88,85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solvidas em 5 dias Úteis</text:p>
          </table:table-cell>
          <table:table-cell table:number-columns-repeated="9" table:style-name="ce8"/>
          <table:table-cell office:value-type="float" office:value="85.913905792201902" table:style-name="ce8">
            <text:p>85,914</text:p>
          </table:table-cell>
          <table:table-cell office:value-type="float" office:value="86.473087818696897" table:style-name="ce8">
            <text:p>86,473</text:p>
          </table:table-cell>
          <table:table-cell office:value-type="float" office:value="86.457399103138997" table:style-name="ce8">
            <text:p>86,45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solvidas em 5 dias Úteis</text:p>
          </table:table-cell>
          <table:table-cell table:number-columns-repeated="9" table:style-name="ce8"/>
          <table:table-cell office:value-type="float" office:value="83.820947922761803" table:style-name="ce8">
            <text:p>83,821</text:p>
          </table:table-cell>
          <table:table-cell office:value-type="float" office:value="84.9441476444876" table:style-name="ce8">
            <text:p>84,944</text:p>
          </table:table-cell>
          <table:table-cell office:value-type="float" office:value="85.2960635130665" table:style-name="ce8">
            <text:p>85,296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Taxa de Resolvidas em 5 dias Úteis</text:p>
          </table:table-cell>
          <table:table-cell table:number-columns-repeated="9" table:style-name="ce8"/>
          <table:table-cell office:value-type="float" office:value="74.924515796450393" table:style-name="ce8">
            <text:p>74,925</text:p>
          </table:table-cell>
          <table:table-cell office:value-type="float" office:value="74.866099558916204" table:style-name="ce8">
            <text:p>74,866</text:p>
          </table:table-cell>
          <table:table-cell office:value-type="float" office:value="75.8443163097199" table:style-name="ce8">
            <text:p>75,844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Taxa de Resolvidas em 5 dias Úteis</text:p>
          </table:table-cell>
          <table:table-cell table:number-columns-repeated="9" table:style-name="ce8"/>
          <table:table-cell office:value-type="float" office:value="65.957446808510596" table:style-name="ce8">
            <text:p>65,957</text:p>
          </table:table-cell>
          <table:table-cell office:value-type="float" office:value="52.380952380952401" table:style-name="ce8">
            <text:p>52,381</text:p>
          </table:table-cell>
          <table:table-cell office:value-type="float" office:value="80.952380952380906" table:style-name="ce8">
            <text:p>80,952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solvidas em 5 dias Úteis</text:p>
          </table:table-cell>
          <table:table-cell table:number-columns-repeated="9" table:style-name="ce8"/>
          <table:table-cell office:value-type="float" office:value="86.6666666666667" table:style-name="ce8">
            <text:p>86,667</text:p>
          </table:table-cell>
          <table:table-cell office:value-type="float" office:value="85.8278145695364" table:style-name="ce8">
            <text:p>85,828</text:p>
          </table:table-cell>
          <table:table-cell office:value-type="float" office:value="85.320088300220803" table:style-name="ce8">
            <text:p>85,32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Taxa de Resolvidas em 5 dias Úteis</text:p>
          </table:table-cell>
          <table:table-cell table:number-columns-repeated="9" table:style-name="ce8"/>
          <table:table-cell office:value-type="float" office:value="82.735918068763695" table:style-name="ce8">
            <text:p>82,736</text:p>
          </table:table-cell>
          <table:table-cell office:value-type="float" office:value="74.807987711213499" table:style-name="ce8">
            <text:p>74,808</text:p>
          </table:table-cell>
          <table:table-cell office:value-type="float" office:value="79.434628975264999" table:style-name="ce8">
            <text:p>79,435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Taxa de Resolvidas em 5 dias Úteis</text:p>
          </table:table-cell>
          <table:table-cell table:number-columns-repeated="9" table:style-name="ce8"/>
          <table:table-cell office:value-type="float" office:value="77.528089887640405" table:style-name="ce8">
            <text:p>77,528</text:p>
          </table:table-cell>
          <table:table-cell office:value-type="float" office:value="66.6666666666667" table:style-name="ce8">
            <text:p>66,667</text:p>
          </table:table-cell>
          <table:table-cell office:value-type="float" office:value="83.606557377049199" table:style-name="ce8">
            <text:p>83,60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Taxa de Resolvidas em 5 dias Úteis</text:p>
          </table:table-cell>
          <table:table-cell table:number-columns-repeated="9" table:style-name="ce8"/>
          <table:table-cell office:value-type="float" office:value="76.123151334759598" table:style-name="ce8">
            <text:p>76,123</text:p>
          </table:table-cell>
          <table:table-cell office:value-type="float" office:value="68.346975444200396" table:style-name="ce8">
            <text:p>68,347</text:p>
          </table:table-cell>
          <table:table-cell office:value-type="float" office:value="73.926094607183501" table:style-name="ce8">
            <text:p>73,926</text:p>
          </table:table-cell>
          <table:table-cell table:number-columns-repeated="16370"/>
        </table:table-row>
        <table:table-row table:style-name="ro3">
          <table:table-cell table:number-columns-repeated="2" table:style-name="ce9"/>
          <table:table-cell table:number-columns-repeated="12" table:style-name="ce10"/>
          <table:table-cell table:number-columns-repeated="16370"/>
        </table:table-row>
        <table:table-row table:style-name="ro2">
          <table:table-cell office:value-type="string" table:style-name="ce7">
            <text:p>ALGAR</text:p>
          </table:table-cell>
          <table:table-cell office:value-type="string" table:style-name="ce7">
            <text:p>Taxa de Resolvidas no Período</text:p>
          </table:table-cell>
          <table:table-cell table:number-columns-repeated="9" table:style-name="ce8"/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GVT</text:p>
          </table:table-cell>
          <table:table-cell office:value-type="string" table:style-name="ce7">
            <text:p>Taxa de Resolvidas no Período</text:p>
          </table:table-cell>
          <table:table-cell table:number-columns-repeated="9" table:style-name="ce8"/>
          <table:table-cell office:value-type="float" office:value="99.224999999999994" table:style-name="ce8">
            <text:p>99,225</text:p>
          </table:table-cell>
          <table:table-cell office:value-type="float" office:value="99.682000000000002" table:style-name="ce8">
            <text:p>99,682</text:p>
          </table:table-cell>
          <table:table-cell office:value-type="float" office:value="99.953000000000003" table:style-name="ce8">
            <text:p>99,953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Taxa de Resolvidas no Período</text:p>
          </table:table-cell>
          <table:table-cell table:number-columns-repeated="9" table:style-name="ce8"/>
          <table:table-cell office:value-type="float" office:value="99.3" table:style-name="ce8">
            <text:p>99,300</text:p>
          </table:table-cell>
          <table:table-cell office:value-type="float" office:value="99.915999999999997" table:style-name="ce8">
            <text:p>99,916</text:p>
          </table:table-cell>
          <table:table-cell office:value-type="float" office:value="99.58" table:style-name="ce8">
            <text:p>99,58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OI</text:p>
          </table:table-cell>
          <table:table-cell office:value-type="string" table:style-name="ce7">
            <text:p>Taxa de Resolvidas no Período</text:p>
          </table:table-cell>
          <table:table-cell table:number-columns-repeated="9" table:style-name="ce8"/>
          <table:table-cell office:value-type="float" office:value="99.692999999999998" table:style-name="ce8">
            <text:p>99,693</text:p>
          </table:table-cell>
          <table:table-cell office:value-type="float" office:value="99.551000000000002" table:style-name="ce8">
            <text:p>99,551</text:p>
          </table:table-cell>
          <table:table-cell office:value-type="float" office:value="99.67" table:style-name="ce8">
            <text:p>99,67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ERCOMTEL</text:p>
          </table:table-cell>
          <table:table-cell office:value-type="string" table:style-name="ce7">
            <text:p>Taxa de Resolvidas no Período</text:p>
          </table:table-cell>
          <table:table-cell table:number-columns-repeated="9" table:style-name="ce8"/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Taxa de Resolvidas no Período</text:p>
          </table:table-cell>
          <table:table-cell table:number-columns-repeated="9" table:style-name="ce8"/>
          <table:table-cell office:value-type="float" office:value="99.963999999999999" table:style-name="ce8">
            <text:p>99,964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TIM</text:p>
          </table:table-cell>
          <table:table-cell office:value-type="string" table:style-name="ce7">
            <text:p>Taxa de Resolvidas no Período</text:p>
          </table:table-cell>
          <table:table-cell table:number-columns-repeated="9" table:style-name="ce8"/>
          <table:table-cell office:value-type="float" office:value="99.134" table:style-name="ce8">
            <text:p>99,134</text:p>
          </table:table-cell>
          <table:table-cell office:value-type="float" office:value="97.998000000000005" table:style-name="ce8">
            <text:p>97,998</text:p>
          </table:table-cell>
          <table:table-cell office:value-type="float" office:value="99.350999999999999" table:style-name="ce8">
            <text:p>99,351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ACABO</text:p>
          </table:table-cell>
          <table:table-cell office:value-type="string" table:style-name="ce7">
            <text:p>Taxa de Resolvidas no Período</text:p>
          </table:table-cell>
          <table:table-cell table:number-columns-repeated="9" table:style-name="ce8"/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office:value-type="float" office:value="100" table:style-name="ce8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VIVO</text:p>
          </table:table-cell>
          <table:table-cell office:value-type="string" table:style-name="ce7">
            <text:p>Taxa de Resolvidas no Período</text:p>
          </table:table-cell>
          <table:table-cell table:number-columns-repeated="9" table:style-name="ce8"/>
          <table:table-cell office:value-type="float" office:value="99.328999999999994" table:style-name="ce8">
            <text:p>99,329</text:p>
          </table:table-cell>
          <table:table-cell office:value-type="float" office:value="99.206999999999994" table:style-name="ce8">
            <text:p>99,207</text:p>
          </table:table-cell>
          <table:table-cell office:value-type="float" office:value="99.727999999999994" table:style-name="ce8">
            <text:p>99,728</text:p>
          </table:table-cell>
          <table:table-cell table:number-columns-repeated="16370"/>
        </table:table-row>
        <table:table-row table:number-rows-repeated="10484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 number:language="pt" number:country="BR">
      <number:number number:min-integer-digits="1"/>
    </number:number-style>
    <number:number-style style:name="N37">
      <number:number number:decimal-places="3" number:min-integer-digits="1" number:grouping="true"/>
    </number:number-style>
    <number:date-style style:name="N38" number:language="pt" number:country="BR">
      <number:month number:textual="true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0P0"/>
    </number:currency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omma_32_2" style:display-name="Excel Built-in Comma 2" style:family="table-cell" style:data-style-name="N39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" style:display-name="Heading 3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5" style:display-name="Heading1 5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6" style:display-name="Heading1 6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7" style:display-name="Heading1 7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8" style:display-name="Heading1 8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5" style:display-name="Result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6" style:display-name="Result 6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7" style:display-name="Result 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8" style:display-name="Result 8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5" style:display-name="Result2 5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6" style:display-name="Result2 6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7" style:display-name="Result2 7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8" style:display-name="Result2 8" style:family="table-cell" style:data-style-name="N4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1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dor</meta:initial-creator>
    <dc:creator>Herculano Araujo Rodrigues de Oliveira</dc:creator>
    <meta:creation-date>2014-01-16T12:20:14Z</meta:creation-date>
    <dc:date>2018-01-09T19:03:08Z</dc:date>
    <meta:editing-cycles>7</meta:editing-cycles>
    <meta:editing-duration>PT2474S</meta:editing-duration>
    <meta:user-defined meta:name="AppVersion">14.0300</meta:user-defined>
    <meta:user-defined meta:name="Company">Anatel</meta:user-defined>
    <meta:user-defined meta:name="ContentTypeId">0x0101002A45CBFE0405274DA36A8417DAB476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